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="Circle_20_unfilled" draw:marker-start-width="0.5cm" draw:marker-start-center="true" draw:marker-end="Line" draw:marker-end-width="0.5cm" draw:textarea-vertical-align="middle" fo:padding-top="0.097cm" fo:padding-bottom="0.097cm" fo:padding-left="0.222cm" fo:padding-right="0.222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8cm" svg:height="8cm" draw:transform="skewX (0.785398163397448) rotate (0.523598775598299) translate (8.002cm 4.533cm)" draw:kind="arc" draw:start-angle="0" draw:end-angle="315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style:default-style style:family="graphic">
      <style:graphic-properties svg:stroke-color="#3465a4" draw:fill-color="#729fcf" fo:wrap-option="no-wrap" style:writing-mode="lr-tb"/>
      <style:paragraph-properties fo:text-align="left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106cm" svg:stroke-color="#127a02" draw:marker-start-width="0.2cm" draw:marker-start-center="false" draw:marker-end-width="0.2cm" draw:marker-end-center="false" draw:fill="solid" draw:fill-color="#18a303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loext:stroke-complex-color loext:theme-type="accent1" loext:color-type="theme">
          <loext:transformation loext:type="lummod" loext:value="7500"/>
          <loext:transformation loext:type="lumoff" loext:value="0"/>
        </loext:stroke-complex-color>
        <loext:fill-complex-color loext:theme-type="accent1" loext:color-type="theme"/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buildlo8/26.8.0.0.alpha0$Windows_X86_64 LibreOffice_project/f5033992032719055efc5c7c5e04ef9455a960d8
  </meta:generator>
    <meta:document-statistic meta:object-count="1"/>
  </office:meta>
</office:document-meta>
</file>